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9.14pt"/>
    </style:style>
    <style:style style:name="co3" style:family="table-column">
      <style:table-column-properties fo:break-before="auto" style:column-width="20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nemy fav</text:p>
          </table:table-cell>
          <table:table-cell table:style-name="ce1" office:value-type="string" calcext:value-type="string">
            <text:p>why</text:p>
          </table:table-cell>
          <table:table-cell/>
          <table:table-cell table:style-name="ce1" office:value-type="string" calcext:value-type="string">
            <text:p>defender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fav</text:p>
          </table:table-cell>
          <table:table-cell table:style-name="ce1" office:value-type="string" calcext:value-type="string">
            <text:p>wh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 cause the most dama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ggest 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ks most like a vir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oks like a m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ot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looks dangerous/the best because of the spikes, since its not as exagurated as the spikes of the other enem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ll catch the most enemies (wider siz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ks the most painfu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oks the most like an actual virus/infection (biology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ks sharp/painfu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pends of enemy comes from top or s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ks most like a virus but not really intimida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pends of enemy comes from top or si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s the angriest/most spik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sergu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oks most like a viru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ches all size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asergu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ps more enemie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oks the most acurat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ase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ase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ser/scan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oks most like a laser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aser/scan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aser/scan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s the most area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ann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13:50.113134103</meta:creation-date>
    <dc:date>2018-03-05T13:27:55.188865841</dc:date>
    <meta:editing-duration>PT17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